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officeooo:rsid="000aad83" officeooo:paragraph-rsid="000aad83"/>
    </style:style>
    <style:style style:name="P2" style:family="paragraph" style:parent-style-name="Standard">
      <style:text-properties fo:color="#800000" officeooo:rsid="000bc806" officeooo:paragraph-rsid="000bc806"/>
    </style:style>
    <style:style style:name="P3" style:family="paragraph" style:parent-style-name="Standard">
      <style:text-properties fo:color="#000000" officeooo:rsid="000bc806" officeooo:paragraph-rsid="000d7640"/>
    </style:style>
    <style:style style:name="P4" style:family="paragraph" style:parent-style-name="Standard">
      <style:text-properties fo:color="#000000" officeooo:rsid="0011b213" officeooo:paragraph-rsid="0011b213"/>
    </style:style>
    <style:style style:name="P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color="#000000" officeooo:rsid="000bc806" officeooo:paragraph-rsid="000d7640"/>
    </style:style>
    <style:style style:name="P6" style:family="paragraph" style:parent-style-name="Standard">
      <style:text-properties fo:color="#000000" officeooo:rsid="0011b213" officeooo:paragraph-rsid="0011b213"/>
    </style:style>
    <style:style style:name="P7" style:family="paragraph" style:parent-style-name="Standard">
      <style:text-properties fo:color="#000000" officeooo:rsid="0012a314" officeooo:paragraph-rsid="0012a314"/>
    </style:style>
    <style:style style:name="P8" style:family="paragraph" style:parent-style-name="Standard">
      <style:text-properties fo:color="#000000" officeooo:rsid="00135420" officeooo:paragraph-rsid="00135420"/>
    </style:style>
    <style:style style:name="P9" style:family="paragraph" style:parent-style-name="Standard">
      <style:text-properties fo:color="#000000" officeooo:rsid="0014e1ad" officeooo:paragraph-rsid="0014e1ad"/>
    </style:style>
    <style:style style:name="T1" style:family="text">
      <style:text-properties officeooo:rsid="00094f83"/>
    </style:style>
    <style:style style:name="T2" style:family="text">
      <style:text-properties officeooo:rsid="000d76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6"/><text:span text:style-name="T1">STATICS-1</text:span></text:p>
      <text:p text:style-name="Standard"/>
      <text:p text:style-name="Standard"/>
      <text:p text:style-name="Standard">You will now use your <text:span text:style-name="Source_20_Text">ecdf()</text:span> function to compute the ECDF for the petal lengths of Anderson's <text:span text:style-name="Emphasis">Iris versicolor</text:span> flowers. You will then plot the ECDF. Recall that your <text:span text:style-name="Source_20_Text">ecdf()</text:span> function returns two arrays so you will need to unpack them</text:p>
      <text:p text:style-name="P1">x_vers, y_vers = ecdf(versicolor_petal_length)</text:p>
      <text:p text:style-name="P1"/>
      <text:p text:style-name="P2">plt.plot(x_vers, y_vers, marker='.', lines)</text:p>
      <text:p text:style-name="P2"/>
      <text:p text:style-name="P3">marker='.' <text:s text:c="2"/><text:span text:style-name="T2">&gt;type of mark, its of many type</text:span></text:p>
      <text:p text:style-name="P3"/>
      <text:p text:style-name="P3">To set margins, use <text:span text:style-name="Source_20_Text">plt.margins()</text:span> with the desired margin inside parentheses.</text:p>
      <text:p text:style-name="P3"/>
      <text:p text:style-name="P3">An outlier can significantly affect the value of the mean, but not the median.</text:p>
      <text:p text:style-name="P5"/>
      <text:p text:style-name="P4"># Label the axes</text:p>
      <text:p text:style-name="P4">_ = plt.xlabel('species')</text:p>
      <text:p text:style-name="P4">_ = plt.ylabel('petal length (cm)')</text:p>
      <text:p text:style-name="P4"/>
      <text:p text:style-name="P7">np.random().random() </text:p>
      <text:p text:style-name="P7">&gt; genrates a number between 0 and 1</text:p>
      <text:p text:style-name="P7"/>
      <text:p text:style-name="P8">np.randm.seed() &gt; to genrate random seed</text:p>
      <text:p text:style-name="P9">np.random.random(size=4) &gt;&gt; size=4 is the no of random number we want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22:03:07.622301741</meta:creation-date>
    <dc:date>2018-02-18T10:15:12.840513980</dc:date>
    <meta:editing-duration>PT1H37M2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21" meta:character-count="815" meta:non-whitespace-character-count="659"/>
  </office:meta>
</office:document-meta>
</file>